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35in"/>
    </style:style>
    <style:style style:name="co2" style:family="table-column">
      <style:table-column-properties fo:break-before="auto" style:column-width="3.3083in"/>
    </style:style>
    <style:style style:name="co3" style:family="table-column">
      <style:table-column-properties fo:break-before="auto" style:column-width="9.1953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2.2457in"/>
    </style:style>
    <style:style style:name="co7" style:family="table-column">
      <style:table-column-properties fo:break-before="auto" style:column-width="5.7799in"/>
    </style:style>
    <style:style style:name="co8" style:family="table-column">
      <style:table-column-properties fo:break-before="auto" style:column-width="5.0098in"/>
    </style:style>
    <style:style style:name="co9" style:family="table-column">
      <style:table-column-properties fo:break-before="auto" style:column-width="2.4583in"/>
    </style:style>
    <style:style style:name="co10" style:family="table-column">
      <style:table-column-properties fo:break-before="auto" style:column-width="2.1925in"/>
    </style:style>
    <style:style style:name="co11" style:family="table-column">
      <style:table-column-properties fo:break-before="auto" style:column-width="7.6138in"/>
    </style:style>
    <style:style style:name="co12" style:family="table-column">
      <style:table-column-properties fo:break-before="auto" style:column-width="20.0902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2.9898in"/>
    </style:style>
    <style:style style:name="co17" style:family="table-column">
      <style:table-column-properties fo:break-before="auto" style:column-width="5.1161in"/>
    </style:style>
    <style:style style:name="co18" style:family="table-column">
      <style:table-column-properties fo:break-before="auto" style:column-width="2.5646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2.0571in"/>
    </style:style>
    <style:style style:name="ro1" style:family="table-row">
      <style:table-row-properties style:row-height="1.0417in" fo:break-before="auto" style:use-optimal-row-height="false"/>
    </style:style>
    <style:style style:name="ro2" style:family="table-row">
      <style:table-row-properties style:row-height="0.2756in" fo:break-before="auto" style:use-optimal-row-height="true"/>
    </style:style>
    <style:style style:name="ro3" style:family="table-row">
      <style:table-row-properties style:row-height="1.0543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ro5" style:family="table-row">
      <style:table-row-properties style:row-height="1.3134in" fo:break-before="auto" style:use-optimal-row-height="true"/>
    </style:style>
    <style:style style:name="ro6" style:family="table-row">
      <style:table-row-properties style:row-height="1.5728in" fo:break-before="auto" style:use-optimal-row-height="true"/>
    </style:style>
    <style:style style:name="ro7" style:family="table-row">
      <style:table-row-properties style:row-height="0.7945in" fo:break-before="auto" style:use-optimal-row-height="true"/>
    </style:style>
    <style:style style:name="ro8" style:family="table-row">
      <style:table-row-properties style:row-height="0.4717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39in" fo:break-before="auto" style:use-optimal-row-height="true"/>
    </style:style>
    <style:style style:name="ro12" style:family="table-row">
      <style:table-row-properties style:row-height="0.4929in" fo:break-before="auto" style:use-optimal-row-height="true"/>
    </style:style>
    <style:style style:name="ta1" style:family="table" style:master-page-name="PageStyle_5f_Prtools_20_Overview_20_Merged">
      <style:table-properties table:display="true" style:writing-mode="lr-tb"/>
    </style:style>
    <style:style style:name="ta2" style:family="table" style:master-page-name="PageStyle_5f_Gonçalo">
      <style:table-properties table:display="true" style:writing-mode="lr-tb"/>
    </style:style>
    <style:style style:name="ta3" style:family="table" style:master-page-name="PageStyle_5f_Giz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diagonal-bl-tr="none" style:diagonal-tl-br="none" fo:background-color="transparent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Normal_20_2">
      <style:table-cell-properties fo:wrap-option="wrap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99pt outset #2a609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75" style:family="table-cell" style:parent-style-name="Default">
      <style:table-cell-properties fo:border-bottom="none" fo:wrap-option="wrap" fo:border-left="0.99pt outset #2a6099" fo:border-right="0.99pt outset #2a6099" fo:border-top="none"/>
    </style:style>
    <style:style style:name="ce76" style:family="table-cell" style:parent-style-name="Default">
      <style:table-cell-properties fo:border-bottom="0.99pt outset #2a6099" fo:wrap-option="wrap" fo:border-left="0.99pt outset #2a6099" fo:border-right="0.99pt outset #2a6099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34" style:family="table-cell" style:parent-style-name="Normal_20_2">
      <style:table-cell-properties style:rotation-align="none"/>
    </style:style>
    <style:style style:name="ce3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haroni Bold" fo:font-size="12pt" fo:font-style="normal" fo:text-shadow="none" style:text-underline-style="none" fo:font-weight="normal" style:font-size-asian="12pt" style:font-style-asian="normal" style:font-weight-asian="normal" style:font-name-complex="Aharoni Bold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tools Overview Merged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Tools Matlab func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Tools Python equivalent</text:p>
          </table:table-cell>
          <table:table-cell table:style-name="ce1" office:value-type="string" calcext:value-type="string">
            <text:p>Generic Matlab function</text:p>
          </table:table-cell>
          <table:table-cell table:style-name="ce1" office:value-type="string" calcext:value-type="string">
            <text:p>Generic Python equivalent</text:p>
          </table:table-cell>
          <table:table-cell table:style-name="ce1" office:value-type="string" calcext:value-type="string">
            <text:p>Used in exercise #</text:p>
          </table:table-cell>
          <table:table-cell table:style-name="ce74" office:value-type="string" calcext:value-type="string">
            <text:p>Translated</text:p>
          </table:table-cell>
          <table:table-cell table:style-name="ce33"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24">
            <text:p>Dataset Related, Distribution, Generation, Data Attributes</text:p>
          </table:table-cell>
          <table:table-cell table:style-name="ce10" office:value-type="string" calcext:value-type="string">
            <text:p>dataset()</text:p>
          </table:table-cell>
          <table:table-cell table:style-name="ce16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10" office:value-type="string" calcext:value-type="string">
            <text:p>prdataset()</text:p>
          </table:table-cell>
          <table:table-cell table:style-name="ce10" table:number-columns-repeated="2"/>
          <table:table-cell table:style-name="ce30" office:value-type="string" calcext:value-type="string">
            <text:p>1.2, 1.9, 2.1</text:p>
          </table:table-cell>
          <table:table-cell table:style-name="ce75"/>
          <table:table-cell table:number-columns-repeated="1016"/>
        </table:table-row>
        <table:table-row table:style-name="ro3">
          <table:covered-table-cell table:style-name="ce3"/>
          <table:table-cell table:style-name="ce11" office:value-type="string" calcext:value-type="string">
            <text:p>extractClass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solutions/Day2/extractClass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lab()</text:p>
          </table:table-cell>
          <table:table-cell table:style-name="ce17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11" office:value-type="string" calcext:value-type="string">
            <text:p>genlab()</text:p>
          </table:table-cell>
          <table:table-cell table:style-name="ce11" table:number-columns-repeated="2"/>
          <table:table-cell table:style-name="ce31" office:value-type="string" calcext:value-type="string">
            <text:p>1.2, 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els(),getlablist()</text:p>
          </table:table-cell>
          <table:table-cell table:style-name="ce17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1.1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ldat()</text:p>
          </table:table-cell>
          <table:table-cell table:style-name="ce17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11" office:value-type="string" calcext:value-type="string">
            <text:p>seldat()</text:p>
          </table:table-cell>
          <table:table-cell table:style-name="ce11" table:number-columns-repeated="2"/>
          <table:table-cell table:style-name="ce31" office:value-type="string" calcext:value-type="string">
            <text:p>1.1, 2.18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b()</text:p>
          </table:table-cell>
          <table:table-cell table:style-name="ce17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11" office:value-type="string" calcext:value-type="string">
            <text:p>gendatb()</text:p>
          </table:table-cell>
          <table:table-cell table:style-name="ce11" table:number-columns-repeated="2"/>
          <table:table-cell table:style-name="ce31" office:value-type="string" calcext:value-type="string">
            <text:p>1.7, 1.10, 2.8, 2.15, 2.20, 5.1, 5.2, 5.5, 5.8, 5.9, 5.10, 5.15, 5.16, 5.18, 5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c()</text:p>
          </table:table-cell>
          <table:table-cell table:style-name="ce17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11" office:value-type="string" calcext:value-type="string">
            <text:p>gendatc()</text:p>
          </table:table-cell>
          <table:table-cell table:style-name="ce11" table:number-columns-repeated="2"/>
          <table:table-cell table:style-name="ce31" office:value-type="string" calcext:value-type="string">
            <text:p>1.7, 5.1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d()</text:p>
          </table:table-cell>
          <table:table-cell table:style-name="ce17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11" office:value-type="string" calcext:value-type="string">
            <text:p>gendatd()</text:p>
          </table:table-cell>
          <table:table-cell table:style-name="ce11" table:number-columns-repeated="2"/>
          <table:table-cell table:style-name="ce31" office:value-type="string" calcext:value-type="string">
            <text:p>1.7, 3.2, 3.3, 3.6, 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h()</text:p>
          </table:table-cell>
          <table:table-cell table:style-name="ce17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11" office:value-type="string" calcext:value-type="string">
            <text:p>gendath()</text:p>
          </table:table-cell>
          <table:table-cell table:style-name="ce11" table:number-columns-repeated="2"/>
          <table:table-cell table:style-name="ce31" office:value-type="string" calcext:value-type="string">
            <text:p>1.7, 2.18, 5.16, 5.17</text:p>
          </table:table-cell>
          <table:table-cell table:style-name="ce75"/>
          <table:table-cell table:number-columns-repeated="1016"/>
        </table:table-row>
        <table:table-row table:style-name="ro5">
          <table:covered-table-cell table:style-name="ce3"/>
          <table:table-cell table:style-name="ce11" office:value-type="string" calcext:value-type="string">
            <text:p>gendatdd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Data_and_code/Data_and_code/coursedata/gendatdd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2,3.3,3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featlab()</text:p>
          </table:table-cell>
          <table:table-cell table:style-name="ce17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11" office:value-type="string" calcext:value-type="string">
            <text:p>prdataset.setdata()</text:p>
          </table:table-cell>
          <table:table-cell table:style-name="ce11" table:number-columns-repeated="2"/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k()</text:p>
          </table:table-cell>
          <table:table-cell table:style-name="ce17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p()</text:p>
          </table:table-cell>
          <table:table-cell table:style-name="ce17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auss(), gendatgauss()</text:p>
          </table:table-cell>
          <table:table-cell table:style-name="ce17" office:value-type="string" calcext:value-type="string">
            <text:p>http://prtools.tudelft.nl/prhtml/prtools/gendatgauss.html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1, 1.13, 1.14, 1.15, 1.16, 1.17, 1.18, 1.19, 1.20, 1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s()</text:p>
          </table:table-cell>
          <table:table-cell table:style-name="ce17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11" office:value-type="string" calcext:value-type="string">
            <text:p>gendats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, 1.27, 2.7, 2.10, 2.16, 4.14, 4.15, 5.4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()</text:p>
          </table:table-cell>
          <table:table-cell table:style-name="ce17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11" office:value-type="string" calcext:value-type="string">
            <text:p>gendat()</text:p>
          </table:table-cell>
          <table:table-cell table:style-name="ce11" table:number-columns-repeated="2"/>
          <table:table-cell table:style-name="ce31" office:value-type="string" calcext:value-type="string">
            <text:p>1.24, 1.26, 3.3, 3.4, 3.7, 3.10, 5.10, 5.11, 5.12, 5.13, 5.14, 5.15, 5.16, 5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()</text:p>
          </table:table-cell>
          <table:table-cell table:style-name="ce17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2.1, 2.3, 2.5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prior()</text:p>
          </table:table-cell>
          <table:table-cell table:style-name="ce17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11" office:value-type="string" calcext:value-type="string">
            <text:p>prdataset.getprior()</text:p>
          </table:table-cell>
          <table:table-cell table:style-name="ce11" table:number-columns-repeated="2"/>
          <table:table-cell table:style-name="ce31" office:value-type="string" calcext:value-type="string">
            <text:p>2.1, 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prior()</text:p>
          </table:table-cell>
          <table:table-cell table:style-name="ce17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11" office:value-type="string" calcext:value-type="string">
            <text:p>prdataset.prior()</text:p>
          </table:table-cell>
          <table:table-cell table:style-name="ce11" table:number-columns-repeated="2"/>
          <table:table-cell table:style-name="ce31" office:value-type="string" calcext:value-type="string">
            <text:p>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target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ircles3d()</text:p>
          </table:table-cell>
          <table:table-cell table:style-name="ce17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11" office:value-type="string" calcext:value-type="string">
            <text:p>?boomerangs()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s5d()</text:p>
          </table:table-cell>
          <table:table-cell table:style-name="ce17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aplace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11" office:value-type="string" calcext:value-type="string">
            <text:p>-</text:p>
          </table:table-cell>
          <table:table-cell table:style-name="ce23"/>
          <table:table-cell table:style-name="ce11"/>
          <table:table-cell table:style-name="ce31" office:value-type="string" calcext:value-type="string">
            <text:p>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genregres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12" office:value-type="string" calcext:value-type="string">
            <text:p>gendatr()</text:p>
          </table:table-cell>
          <table:table-cell table:style-name="ce12" table:number-columns-repeated="2"/>
          <table:table-cell table:style-name="ce32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1" table:number-rows-spanned="9">
            <text:p>Plotting</text:p>
          </table:table-cell>
          <table:table-cell table:style-name="ce10" office:value-type="string" calcext:value-type="string">
            <text:p>scatterd()</text:p>
          </table:table-cell>
          <table:table-cell table:style-name="ce16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10" office:value-type="string" calcext:value-type="string">
            <text:p>scatterd()</text:p>
          </table:table-cell>
          <table:table-cell table:style-name="ce10" table:number-columns-repeated="2"/>
          <table:table-cell table:style-name="ce30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dui()</text:p>
          </table:table-cell>
          <table:table-cell table:style-name="ce17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5, 1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f()</text:p>
          </table:table-cell>
          <table:table-cell table:style-name="ce17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8, 2.5, 2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m()</text:p>
          </table:table-cell>
          <table:table-cell table:style-name="ce17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11" office:value-type="string" calcext:value-type="string">
            <text:p>plotm()</text:p>
          </table:table-cell>
          <table:table-cell table:style-name="ce11" table:number-columns-repeated="2"/>
          <table:table-cell table:style-name="ce31" office:value-type="string" calcext:value-type="string">
            <text:p>1.13, 1.22, 1.27, 2.1, 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ridsize()</text:p>
          </table:table-cell>
          <table:table-cell table:style-name="ce17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19" office:value-type="string" calcext:value-type="string">
            <text:p>- (plot fct takes as option gridsize)</text:p>
          </table:table-cell>
          <table:table-cell table:style-name="ce11" table:number-columns-repeated="2"/>
          <table:table-cell table:style-name="ce31" office:value-type="string" calcext:value-type="string">
            <text:p>1.22, 1.2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e()</text:p>
          </table:table-cell>
          <table:table-cell table:style-name="ce17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17, 5.19, 5.20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plotc()</text:p>
          </table:table-cell>
          <table:table-cell table:style-name="ce17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11" office:value-type="string" calcext:value-type="string">
            <text:p>plotc()</text:p>
          </table:table-cell>
          <table:table-cell table:style-name="ce11" table:number-columns-repeated="2"/>
          <table:table-cell table:style-name="ce31" office:value-type="string" calcext:value-type="string">
            <text:p>2.8, 2.14, 2.15, 2.16, 2.17, 2.18, 2.19, 2.20, 5.1, 5.2, 5.3, 5.4, 5.5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r()</text:p>
          </table:table-cell>
          <table:table-cell table:style-name="ce17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11" office:value-type="string" calcext:value-type="string">
            <text:p>scatte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hist2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12" office:value-type="string" calcext:value-type="string">
            <text:p>-</text:p>
          </table:table-cell>
          <table:table-cell table:style-name="ce24"/>
          <table:table-cell table:style-name="ce12"/>
          <table:table-cell table:style-name="ce32" office:value-type="string" calcext:value-type="string">
            <text:p>1.21</text:p>
          </table:table-cell>
          <table:table-cell table:style-name="ce75"/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1" table:number-rows-spanned="7">
            <text:p>Generic prtools, Statistics, Numerical, Matrix Operations, Performance Estimation</text:p>
          </table:table-cell>
          <table:table-cell table:style-name="ce10" office:value-type="string" calcext:value-type="string">
            <text:p>testc()</text:p>
          </table:table-cell>
          <table:table-cell table:style-name="ce16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10" office:value-type="string" calcext:value-type="string">
            <text:p>testc()</text:p>
          </table:table-cell>
          <table:table-cell table:style-name="ce10" table:number-columns-repeated="2"/>
          <table:table-cell table:style-name="ce30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rossval(),prcrossval()</text:p>
          </table:table-cell>
          <table:table-cell table:style-name="ce17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11" office:value-type="string" calcext:value-type="string">
            <text:p>prcrossval()</text:p>
          </table:table-cell>
          <table:table-cell table:style-name="ce11" table:number-columns-repeated="2"/>
          <table:table-cell table:style-name="ce31" office:value-type="string" calcext:value-type="string">
            <text:p>2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oc(),prroc()</text:p>
          </table:table-cell>
          <table:table-cell table:style-name="ce17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6, 5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warning()</text:p>
          </table:table-cell>
          <table:table-cell table:style-name="ce17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distm()</text:p>
          </table:table-cell>
          <table:table-cell table:style-name="ce17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scipy.spatial.distance_matrix(), scipy.spatial.distance.squareform()</text:p>
          </table:table-cell>
          <table:table-cell table:style-name="ce31" office:value-type="string" calcext:value-type="string">
            <text:p>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oxm()</text:p>
          </table:table-cell>
          <table:table-cell table:style-name="ce17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11" office:value-type="string" calcext:value-type="string">
            <text:p>proxm()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cleval()</text:p>
          </table:table-cell>
          <table:table-cell table:style-name="ce18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12" office:value-type="string" calcext:value-type="string">
            <text:p>cleval()</text:p>
          </table:table-cell>
          <table:table-cell table:style-name="ce12" table:number-columns-repeated="2"/>
          <table:table-cell table:style-name="ce32" office:value-type="string" calcext:value-type="string">
            <text:p>5.17, 5.19, 5.20, 5.21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43" office:value-type="string" calcext:value-type="string" table:number-columns-spanned="1" table:number-rows-spanned="21">
            <text:p>Supervised methods</text:p>
          </table:table-cell>
          <table:table-cell table:style-name="ce10" office:value-type="string" calcext:value-type="string">
            <text:p>qdc()</text:p>
          </table:table-cell>
          <table:table-cell table:style-name="ce16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10" office:value-type="string" calcext:value-type="string">
            <text:p>qdc()</text:p>
          </table:table-cell>
          <table:table-cell table:style-name="ce10" table:number-columns-repeated="2"/>
          <table:table-cell table:style-name="ce30" office:value-type="string" calcext:value-type="string">
            <text:p>2.4, 2.8, 2.14, 2.15, 2.20, 5.3, 5.9, 5.10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oglc()</text:p>
          </table:table-cell>
          <table:table-cell table:style-name="ce17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11" office:value-type="string" calcext:value-type="string">
            <text:p>loglc()</text:p>
          </table:table-cell>
          <table:table-cell table:style-name="ce11" table:number-columns-repeated="2"/>
          <table:table-cell table:style-name="ce31" office:value-type="string" calcext:value-type="string">
            <text:p>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c()</text:p>
          </table:table-cell>
          <table:table-cell table:style-name="ce17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11" office:value-type="string" calcext:value-type="string">
            <text:p>parzenc() </text:p>
          </table:table-cell>
          <table:table-cell table:style-name="ce11" table:number-columns-repeated="2"/>
          <table:table-cell table:style-name="ce31" office:value-type="string" calcext:value-type="string">
            <text:p>2.8, 2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c()</text:p>
          </table:table-cell>
          <table:table-cell table:style-name="ce17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11" office:value-type="string" calcext:value-type="string">
            <text:p>knnc()</text:p>
          </table:table-cell>
          <table:table-cell table:style-name="ce11" table:number-columns-repeated="2"/>
          <table:table-cell table:style-name="ce31" office:value-type="string" calcext:value-type="string">
            <text:p>2.8, 2.10, 2.20, 3.3, 3.4, 3.7, 3.1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dc()</text:p>
          </table:table-cell>
          <table:table-cell table:style-name="ce17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11" office:value-type="string" calcext:value-type="string">
            <text:p>ldc()</text:p>
          </table:table-cell>
          <table:table-cell table:style-name="ce11" table:number-columns-repeated="2"/>
          <table:table-cell table:style-name="ce31" office:value-type="string" calcext:value-type="string">
            <text:p>2.14, 2.15, 2.17, 2.2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isherc()</text:p>
          </table:table-cell>
          <table:table-cell table:style-name="ce17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11" office:value-type="string" calcext:value-type="string">
            <text:p>fisherc()</text:p>
          </table:table-cell>
          <table:table-cell table:style-name="ce11" table:number-columns-repeated="2"/>
          <table:table-cell table:style-name="ce31" office:value-type="string" calcext:value-type="string">
            <text:p>2.16, 2.18, 2.20, 5.8, 5.9, 5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nmc()</text:p>
          </table:table-cell>
          <table:table-cell table:style-name="ce17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11" office:value-type="string" calcext:value-type="string">
            <text:p>nmc()</text:p>
          </table:table-cell>
          <table:table-cell table:style-name="ce11" table:number-columns-repeated="2"/>
          <table:table-cell table:style-name="ce31" office:value-type="string" calcext:value-type="string">
            <text:p>2.18, 2.20, 5.3, 5.8, 5.9, 5.10, 5.11, 5.12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treec()</text:p>
          </table:table-cell>
          <table:table-cell table:style-name="ce17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11" office:value-type="string" calcext:value-type="string">
            <text:p>dectreec()</text:p>
          </table:table-cell>
          <table:table-cell table:style-name="ce11" table:number-columns-repeated="2"/>
          <table:table-cell table:style-name="ce31" office:value-type="string" calcext:value-type="string">
            <text:p>2.19, 2.20, 5.11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mnc()</text:p>
          </table:table-cell>
          <table:table-cell table:style-name="ce17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, 5.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bnc()</text:p>
          </table:table-cell>
          <table:table-cell table:style-name="ce17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11" table:number-columns-repeated="3"/>
          <table:table-cell table:style-name="ce31" office:value-type="string" calcext:value-type="string">
            <text:p>5.2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()</text:p>
          </table:table-cell>
          <table:table-cell table:style-name="ce17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11" office:value-type="string" calcext:value-type="string">
            <text:p>svc()</text:p>
          </table:table-cell>
          <table:table-cell table:style-name="ce11" table:number-columns-repeated="2"/>
          <table:table-cell table:style-name="ce31" office:value-type="string" calcext:value-type="string">
            <text:p>5.4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_kernel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irwise_km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ombine_kernel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sc()</text:p>
          </table:table-cell>
          <table:table-cell table:style-name="ce17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baggingc()</text:p>
          </table:table-cell>
          <table:table-cell table:style-name="ce17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11" office:value-type="string" calcext:value-type="string">
            <text:p>baggingc()</text:p>
          </table:table-cell>
          <table:table-cell table:style-name="ce11" table:number-columns-repeated="2"/>
          <table:table-cell table:style-name="ce31" office:value-type="string" calcext:value-type="string">
            <text:p>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tumpc()</text:p>
          </table:table-cell>
          <table:table-cell table:style-name="ce17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11" office:value-type="string" calcext:value-type="string">
            <text:p>stumpc()</text:p>
          </table:table-cell>
          <table:table-cell table:style-name="ce11" table:number-columns-repeated="2"/>
          <table:table-cell table:style-name="ce31" office:value-type="string" calcext:value-type="string">
            <text:p>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weakc()</text:p>
          </table:table-cell>
          <table:table-cell table:style-name="ce17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adaboostc()</text:p>
          </table:table-cell>
          <table:table-cell table:style-name="ce17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11" office:value-type="string" calcext:value-type="string">
            <text:p>adaboostc()</text:p>
          </table:table-cell>
          <table:table-cell table:style-name="ce11" table:number-columns-repeated="2"/>
          <table:table-cell table:style-name="ce31" office:value-type="string" calcext:value-type="string">
            <text:p>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arr()</text:p>
          </table:table-cell>
          <table:table-cell table:style-name="ce17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11" office:value-type="string" calcext:value-type="string">
            <text:p>linea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pamc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Unsupervised methods</text:p>
          </table:table-cell>
          <table:table-cell table:style-name="ce10" office:value-type="string" calcext:value-type="string">
            <text:p>pca(), pcam()</text:p>
          </table:table-cell>
          <table:table-cell table:style-name="ce16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10" office:value-type="string" calcext:value-type="string">
            <text:p>pcam()</text:p>
          </table:table-cell>
          <table:table-cell table:style-name="ce10" table:number-columns-repeated="2"/>
          <table:table-cell table:style-name="ce30" office:value-type="string" calcext:value-type="string">
            <text:p>3.6, 3.7, 3.8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mds()</text:p>
          </table:table-cell>
          <table:table-cell table:style-name="ce17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, 3.12, 3.13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interactclust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4.2, 4.3, 4.4, 4.5, 4.6, 4.7, 4.11, 4.12, 4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mclust(), prkmeans()</text:p>
          </table:table-cell>
          <table:table-cell table:style-name="ce17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11" office:value-type="string" calcext:value-type="string">
            <text:p>prkmeans()</text:p>
          </table:table-cell>
          <table:table-cell table:style-name="ce11" table:number-columns-repeated="2"/>
          <table:table-cell table:style-name="ce31" office:value-type="string" calcext:value-type="string">
            <text:p>4.8, 4.9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hdb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11" office:value-type="string" calcext:value-type="string">
            <text:p>dbi()</text:p>
          </table:table-cell>
          <table:table-cell table:style-name="ce11" table:number-columns-repeated="2"/>
          <table:table-cell table:style-name="ce31" office:value-type="string" calcext:value-type="string">
            <text:p>4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em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12" office:value-type="string" calcext:value-type="string">
            <text:p>mog(), mogc()</text:p>
          </table:table-cell>
          <table:table-cell table:style-name="ce12" table:number-columns-repeated="2"/>
          <table:table-cell table:style-name="ce32" office:value-type="string" calcext:value-type="string">
            <text:p>4.17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5">
            <text:p>Mapping</text:p>
          </table:table-cell>
          <table:table-cell table:style-name="ce10" office:value-type="string" calcext:value-type="string">
            <text:p>gaussm()</text:p>
          </table:table-cell>
          <table:table-cell table:style-name="ce16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10" office:value-type="string" calcext:value-type="string">
            <text:p>gaussm()</text:p>
          </table:table-cell>
          <table:table-cell table:style-name="ce10" table:number-columns-repeated="2"/>
          <table:table-cell table:style-name="ce30" office:value-type="string" calcext:value-type="string">
            <text:p>1.13, 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()</text:p>
          </table:table-cell>
          <table:table-cell table:style-name="ce17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11" office:value-type="string" calcext:value-type="string">
            <text:p>parzenm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l()</text:p>
          </table:table-cell>
          <table:table-cell table:style-name="ce17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2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m()</text:p>
          </table:table-cell>
          <table:table-cell table:style-name="ce17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11" office:value-type="string" calcext:value-type="string">
            <text:p>knnm()</text:p>
          </table:table-cell>
          <table:table-cell table:style-name="ce11" table:number-columns-repeated="2"/>
          <table:table-cell table:style-name="ce31" office:value-type="string" calcext:value-type="string">
            <text:p>1.2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isherm()</text:p>
          </table:table-cell>
          <table:table-cell table:style-name="ce18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12" office:value-type="string" calcext:value-type="string">
            <text:p>fisherm()</text:p>
          </table:table-cell>
          <table:table-cell table:style-name="ce12" table:number-columns-repeated="2"/>
          <table:table-cell table:style-name="ce32" office:value-type="string" calcext:value-type="string">
            <text:p>3.9, 3.10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Feature Selection</text:p>
          </table:table-cell>
          <table:table-cell table:style-name="ce10" office:value-type="string" calcext:value-type="string">
            <text:p>fsel(), featseli()</text:p>
          </table:table-cell>
          <table:table-cell table:style-name="ce16" office:value-type="string" calcext:value-type="string">
            <text:p>http://prtools.tudelft.nl/prhtml/prtools/featseli.html</text:p>
          </table:table-cell>
          <table:table-cell table:style-name="ce10" office:value-type="string" calcext:value-type="string">
            <text:p>featseli()</text:p>
          </table:table-cell>
          <table:table-cell table:style-name="ce10" table:number-columns-repeated="2"/>
          <table:table-cell table:style-name="ce30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f()</text:p>
          </table:table-cell>
          <table:table-cell table:style-name="ce17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11" office:value-type="string" calcext:value-type="string">
            <text:p>featself()</text:p>
          </table:table-cell>
          <table:table-cell table:style-name="ce11" table:number-columns-repeated="2"/>
          <table:table-cell table:style-name="ce31" office:value-type="string" calcext:value-type="string">
            <text:p>3.1, 3.2, 3.3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b()</text:p>
          </table:table-cell>
          <table:table-cell table:style-name="ce17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11" office:value-type="string" calcext:value-type="string">
            <text:p>featselb()</text:p>
          </table:table-cell>
          <table:table-cell table:style-name="ce11" table:number-columns-repeated="2"/>
          <table:table-cell table:style-name="ce31" office:value-type="string" calcext:value-type="string">
            <text:p>3.1, 3.2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lr()</text:p>
          </table:table-cell>
          <table:table-cell table:style-name="ce17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o()</text:p>
          </table:table-cell>
          <table:table-cell table:style-name="ce17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eatsel()</text:p>
          </table:table-cell>
          <table:table-cell table:style-name="ce18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5.3, 5.7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5" office:value-type="string" calcext:value-type="string" table:number-columns-spanned="4" table:number-rows-spanned="42">
            <text:p>Generic Matlab Functions</text:p>
          </table:table-cell>
          <table:covered-table-cell table:number-columns-repeated="2" table:style-name="ce13"/>
          <table:covered-table-cell table:style-name="ce20"/>
          <table:table-cell table:style-name="ce10" office:value-type="string" calcext:value-type="string">
            <text:p>addpath()</text:p>
          </table:table-cell>
          <table:table-cell table:style-name="ce25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0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genpath()</text:p>
          </table:table-cell>
          <table:table-cell table:style-name="ce26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1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har()</text:p>
          </table:table-cell>
          <table:table-cell table:style-name="ce27" office:value-type="string" calcext:value-type="string">
            <text:p>list()</text:p>
          </table:table-cell>
          <table:table-cell table:style-name="ce31" office:value-type="string" calcext:value-type="string">
            <text:p>1,.1,1.2,1.9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printf()</text:p>
          </table:table-cell>
          <table:table-cell table:style-name="ce28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()</text:p>
          </table:table-cell>
          <table:table-cell table:style-name="ce11" office:value-type="string" calcext:value-type="string">
            <text:p>randint(0,1)</text:p>
          </table:table-cell>
          <table:table-cell table:style-name="ce31" office:value-type="string" calcext:value-type="string">
            <text:p>1.2, 1.3, 1.9, 1.12, 3.11, 3.12, 5.1, 5.2, 5.12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gure()</text:p>
          </table:table-cell>
          <table:table-cell table:style-name="ce11" office:value-type="string" calcext:value-type="string">
            <text:p>matplotlib.pyplot.figure()</text:p>
          </table:table-cell>
          <table:table-cell table:style-name="ce31" office:value-type="string" calcext:value-type="string">
            <text:p>1.8, 1.10, 1.19, 1.21, 1.27, 2.10, 2.18, 3.10, 3.12, 3.14, 5.1, 5.2, 5.3, 5.4, 5.5, 5.14, 5.15, 5.18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in()</text:p>
          </table:table-cell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ax()</text:p>
          </table:table-cell>
          <table:table-cell table:style-name="ce31" office:value-type="string" calcext:value-type="string">
            <text:p>1.9, 2.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mean()</text:p>
          </table:table-cell>
          <table:table-cell table:style-name="ce11" office:value-type="string" calcext:value-type="string">
            <text:p>numpy.mean()</text:p>
          </table:table-cell>
          <table:table-cell table:style-name="ce31" office:value-type="string" calcext:value-type="string">
            <text:p>1.12, 1.17, 1.20, 2.18, 3.3, 3.4, 3.7, 3.8, 3.10, 4.14, 4.17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hist()</text:p>
          </table:table-cell>
          <table:table-cell table:style-name="ce11" office:value-type="string" calcext:value-type="string">
            <text:p>matplotlib.pyplot.hist()</text:p>
          </table:table-cell>
          <table:table-cell table:style-name="ce31" office:value-type="string" calcext:value-type="string">
            <text:p>1.12, 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var()</text:p>
          </table:table-cell>
          <table:table-cell table:style-name="ce11" office:value-type="string" calcext:value-type="string">
            <text:p>numpy.var()</text:p>
          </table:table-cell>
          <table:table-cell table:style-name="ce31" office:value-type="string" calcext:value-type="string">
            <text:p>1.12, 1.17, 3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v()</text:p>
          </table:table-cell>
          <table:table-cell table:style-name="ce11" office:value-type="string" calcext:value-type="string">
            <text:p>numpy.cov()</text:p>
          </table:table-cell>
          <table:table-cell table:style-name="ce31" office:value-type="string" calcext:value-type="string">
            <text:p>1.14, 1.15, 1.16, 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ig()</text:p>
          </table:table-cell>
          <table:table-cell table:style-name="ce11" office:value-type="string" calcext:value-type="string">
            <text:p>numpy.linalg.eig()</text:p>
          </table:table-cell>
          <table:table-cell table:style-name="ce31" office:value-type="string" calcext:value-type="string">
            <text:p>1.14, 1.15, 1.16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plot()</text:p>
          </table:table-cell>
          <table:table-cell table:style-name="ce11" office:value-type="string" calcext:value-type="string">
            <text:p>matplotlib.pyplot.plot()</text:p>
          </table:table-cell>
          <table:table-cell table:style-name="ce31" office:value-type="string" calcext:value-type="string">
            <text:p>1.15, 1.16, 1.18, 1.23, 1.24, 1.26, 3.6, 3.7, 3.8, 3.13, 5.6, 5.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inv()</text:p>
          </table:table-cell>
          <table:table-cell table:style-name="ce11" office:value-type="string" calcext:value-type="string">
            <text:p>numpy.linalg.inv()</text:p>
          </table:table-cell>
          <table:table-cell table:style-name="ce31" office:value-type="string" calcext:value-type="string">
            <text:p>1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qrt()</text:p>
          </table:table-cell>
          <table:table-cell table:style-name="ce31" office:value-type="string" calcext:value-type="string">
            <text:p>1.16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ength()</text:p>
          </table:table-cell>
          <table:table-cell table:style-name="ce11" office:value-type="string" calcext:value-type="string">
            <text:p>len()</text:p>
          </table:table-cell>
          <table:table-cell table:style-name="ce31" office:value-type="string" calcext:value-type="string">
            <text:p>1.17, 1.23, 1.24, 1.26, 3.10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rrorbar()</text:p>
          </table:table-cell>
          <table:table-cell table:style-name="ce11" office:value-type="string" calcext:value-type="string">
            <text:p>matplotlib.pyplot.errorbar()</text:p>
          </table:table-cell>
          <table:table-cell table:style-name="ce31" office:value-type="string" calcext:value-type="string">
            <text:p>1.17, 1.20, 3.3, 3.4, 3.7, 3.10, 4.14, 4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nd()</text:p>
          </table:table-cell>
          <table:table-cell table:style-name="ce11" office:value-type="string" calcext:value-type="string">
            <text:p>numpy.linalg.cond()</text:p>
          </table:table-cell>
          <table:table-cell table:style-name="ce31" office:value-type="string" calcext:value-type="string">
            <text:p>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zeros()</text:p>
          </table:table-cell>
          <table:table-cell table:style-name="ce11" office:value-type="string" calcext:value-type="string">
            <text:p>numpy.zeros()</text:p>
          </table:table-cell>
          <table:table-cell table:style-name="ce31" office:value-type="string" calcext:value-type="string">
            <text:p>1.18, 1.19, 3.4, 3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td()</text:p>
          </table:table-cell>
          <table:table-cell table:style-name="ce11" office:value-type="string" calcext:value-type="string">
            <text:p>numpy.std()</text:p>
          </table:table-cell>
          <table:table-cell table:style-name="ce31" office:value-type="string" calcext:value-type="string">
            <text:p>1.20, 3.3, 3.4, 3.7, 3.8, 3.10, 4.14, 4.17, 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aveas()</text:p>
          </table:table-cell>
          <table:table-cell table:style-name="ce11" table:formula="of:=-[.F96]" office:value-type="string" office:string-value="" calcext:value-type="error">
            <text:p>#VALUE!</text:p>
          </table:table-cell>
          <table:table-cell table:style-name="ce31" office:value-type="string" calcext:value-type="string">
            <text:p>1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um()</text:p>
          </table:table-cell>
          <table:table-cell table:style-name="ce31" office:value-type="string" calcext:value-type="string">
            <text:p>1.23, 1.24, 1.26, 2.3, 2.1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g()</text:p>
          </table:table-cell>
          <table:table-cell table:style-name="ce11" office:value-type="string" calcext:value-type="string">
            <text:p>math.log()</text:p>
          </table:table-cell>
          <table:table-cell table:style-name="ce31" office:value-type="string" calcext:value-type="string">
            <text:p>1.23, 1.24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nd()</text:p>
          </table:table-cell>
          <table:table-cell table:style-name="ce11" office:value-type="string" calcext:value-type="string">
            <text:p>numpy.nonzero()</text:p>
          </table:table-cell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ize()</text:p>
          </table:table-cell>
          <table:table-cell table:style-name="ce11" office:value-type="string" calcext:value-type="string">
            <text:p>numpy.array(some_array).shape</text:p>
          </table:table-cell>
          <table:table-cell table:style-name="ce31" office:value-type="string" calcext:value-type="string">
            <text:p>2.1, 3.7, 3.8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anova1()</text:p>
          </table:table-cell>
          <table:table-cell table:style-name="ce11" office:value-type="string" calcext:value-type="string">
            <text:p>scipy.stats.f_oneway()</text:p>
          </table:table-cell>
          <table:table-cell table:style-name="ce31" office:value-type="string" calcext:value-type="string">
            <text:p>2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abs()</text:p>
          </table:table-cell>
          <table:table-cell table:style-name="ce31" office:value-type="string" calcext:value-type="string">
            <text:p>2.18, 5.3, 5.7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ad()</text:p>
          </table:table-cell>
          <table:table-cell table:style-name="ce11" office:value-type="string" calcext:value-type="string">
            <text:p>read()</text:p>
          </table:table-cell>
          <table:table-cell table:style-name="ce31" office:value-type="string" calcext:value-type="string">
            <text:p>3.1, 3.4, 3.5, 3.7, 3.8, 3.10, 3.12, 3.13, 3.14, 4.1, 4.16, 4.17, 5.3, 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ones()</text:p>
          </table:table-cell>
          <table:table-cell table:style-name="ce11" office:value-type="string" calcext:value-type="string">
            <text:p>numpy.ones()</text:p>
          </table:table-cell>
          <table:table-cell table:style-name="ce31" office:value-type="string" calcext:value-type="string">
            <text:p>3.7, 3.8, 3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how()</text:p>
          </table:table-cell>
          <table:table-cell table:style-name="ce11" office:value-type="string" calcext:value-type="string">
            <text:p>matplotlib.pyplot.show()</text:p>
          </table:table-cell>
          <table:table-cell table:style-name="ce31" office:value-type="string" calcext:value-type="string">
            <text:p>3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ng()</text:p>
          </table:table-cell>
          <table:table-cell table:style-name="ce11" office:value-type="string" calcext:value-type="string">
            <text:p>seed()</text:p>
          </table:table-cell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otate3d()</text:p>
          </table:table-cell>
          <table:table-cell table:style-name="ce11" office:value-type="string" calcext:value-type="string">
            <text:p>mpl_toolkits.mplot3d.Axes3D()</text:p>
          </table:table-cell>
          <table:table-cell table:style-name="ce31" office:value-type="string" calcext:value-type="string">
            <text:p>3.1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perm()</text:p>
          </table:table-cell>
          <table:table-cell table:style-name="ce11" office:value-type="string" calcext:value-type="string">
            <text:p>numpy.random.permutation()</text:p>
          </table:table-cell>
          <table:table-cell table:style-name="ce31" office:value-type="string" calcext:value-type="string">
            <text:p>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n()</text:p>
          </table:table-cell>
          <table:table-cell table:style-name="ce11" office:value-type="string" calcext:value-type="string">
            <text:p>numpy.random.randn()</text:p>
          </table:table-cell>
          <table:table-cell table:style-name="ce31" office:value-type="string" calcext:value-type="string">
            <text:p>5.1, 5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rr()</text:p>
          </table:table-cell>
          <table:table-cell table:style-name="ce11" office:value-type="string" calcext:value-type="string">
            <text:p>pandas.DataFrame.corr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ort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k()</text:p>
          </table:table-cell>
          <table:table-cell table:style-name="ce11" office:value-type="string" calcext:value-type="string">
            <text:p>numpy.linalg.matrix_rank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bar()</text:p>
          </table:table-cell>
          <table:table-cell table:style-name="ce11" office:value-type="string" calcext:value-type="string">
            <text:p>matplotlib.pyplot.bar()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mpath()</text:p>
          </table:table-cell>
          <table:table-cell table:style-name="ce23" office:value-type="string" calcext:value-type="string">
            <text:p>-F120F120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etname()</text:p>
          </table:table-cell>
          <table:table-cell table:style-name="ce29" office:value-type="string" calcext:value-type="string">
            <text:p>matplotlib.pyplot.gcf().canvas.manager.set_window_title()</text:p>
          </table:table-cell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7"/>
          <table:covered-table-cell table:number-columns-repeated="2" table:style-name="ce15"/>
          <table:covered-table-cell table:style-name="ce22"/>
          <table:table-cell table:style-name="ce12" office:value-type="string" calcext:value-type="string">
            <text:p>repmat()</text:p>
          </table:table-cell>
          <table:table-cell table:style-name="ce12" office:value-type="string" calcext:value-type="string">
            <text:p>numpy.matlib.repmat() or numpy.tile</text:p>
          </table:table-cell>
          <table:table-cell table:style-name="ce32" office:value-type="string" calcext:value-type="string">
            <text:p>5.22</text:p>
          </table:table-cell>
          <table:table-cell table:style-name="ce76"/>
          <table:table-cell table:number-columns-repeated="1016"/>
        </table:table-row>
        <table:table-row table:style-name="ro9">
          <table:table-cell table:style-name="ce8"/>
          <table:table-cell table:number-columns-repeated="3"/>
          <table:table-cell office:value-type="string" calcext:value-type="string">
            <text:p>prod()</text:p>
          </table:table-cell>
          <table:table-cell office:value-type="string" calcext:value-type="string">
            <text:p>numpy.prod()</text:p>
          </table:table-cell>
          <table:table-cell table:number-columns-repeated="1018"/>
        </table:table-row>
        <table:table-row table:style-name="ro10" table:number-rows-repeated="10484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onçalo" table:style-name="ta2">
        <office:forms form:automatic-focus="false" form:apply-design-mode="false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number-columns-repeated="56" table:default-cell-style-name="ce34"/>
        <table:table-column table:style-name="co14" table:number-columns-repeated="960" table:default-cell-style-name="ce80"/>
        <table:table-row table:style-name="ro10">
          <table:table-cell office:value-type="string" calcext:value-type="string">
            <text:p>PRTools Matlab function</text:p>
          </table:table-cell>
          <table:table-cell office:value-type="string" calcext:value-type="string">
            <text:p>Link Python</text:p>
          </table:table-cell>
          <table:table-cell office:value-type="string" calcext:value-type="string">
            <text:p>Link Matlab</text:p>
          </table:table-cell>
          <table:table-cell office:value-type="string" calcext:value-type="string">
            <text:p>PRTools Python equivalent</text:p>
          </table:table-cell>
          <table:table-cell office:value-type="string" calcext:value-type="string">
            <text:p>Generic Matlab function</text:p>
          </table:table-cell>
          <table:table-cell office:value-type="string" calcext:value-type="string">
            <text:p>Generic Python equivalen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ranslat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dd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 1.18, 1.19, 1.20, 1.21, 1.22, 1.23, 1.24, 1.25, 1.26, 1.27 , 5_3, 5_4, 5_5, 5_6, <text:s/>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1.18, 1.19, 1.20, 1.21, 1.22, 1.23, 1.24, 1.25, 1.26, 1.27, 5_3, 5_4, 5_5, 5_6, 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andom.random</text:p>
          </table:table-cell>
          <table:table-cell office:value-type="string" calcext:value-type="string">
            <text:p>1.1-12, 3_11, 3_12, 5_1, 5_2, 5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datase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dtype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lab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lab.html</text:p>
          </table:table-cell>
          <table:table-cell office:value-type="string" calcext:value-type="string">
            <text:p>gen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lis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l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eldat.html</text:p>
          </table:table-cell>
          <table:table-cell office:value-type="string" calcext:value-type="string">
            <text:p>seld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d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d.html</text:p>
          </table:table-cell>
          <table:table-cell office:value-type="string" calcext:value-type="string">
            <text:p>scatte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5, 1.16, 1.19, 1.22, 1.27, day2, 3_1, 3_2, 3_8, 3_10, 3_11, 3_12, 3_14, day4, 5_1, 5_2, 5_3, 5_4, 5_5, 5_8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du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catterdui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b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b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 2, 3_4, 5_1, 5_2, 5_5, 5_8, 5_10, 5_15, 5_16, 5_18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c.html</text:p>
          </table:table-cell>
          <table:table-cell office:value-type="string" calcext:value-type="string">
            <text:p>genda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9, 5_17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d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d.html</text:p>
          </table:table-cell>
          <table:table-cell office:value-type="string" calcext:value-type="string">
            <text:p>genda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h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h.html</text:p>
          </table:table-cell>
          <table:table-cell office:value-type="string" calcext:value-type="string">
            <text:p>gend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gur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</text:p>
          </table:table-cell>
          <table:table-cell office:value-type="string" calcext:value-type="string">
            <text:p>1.1-12, 1.17, 1.19, 1.20, 1.21, 1.27, day2, 3_1, 3_4, 3_7, 3_8, 3_12, 3_14, 5_1, 5_2, 5_3, 5_4, 5_5, 5_6d, 5_14, 5_15, 5_17, 5_18, 5_20, 5_21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i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ax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fea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fea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k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p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au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4, 1.15, 1.16, 1.17, 1.18, 1.19, 1.20, 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e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.mean</text:p>
          </table:table-cell>
          <table:table-cell office:value-type="string" calcext:value-type="string">
            <text:p>1.1-12, 1.17, 1.20, day2, 3_3, 3_4, 3_7, 3_8, 3_10, day4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hist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histogram</text:p>
          </table:table-cell>
          <table:table-cell office:value-type="string" calcext:value-type="string">
            <text:p>1.1-12, 1.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va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var</text:p>
          </table:table-cell>
          <table:table-cell office:value-type="string" calcext:value-type="string">
            <text:p>1.1-12, 1.17, 3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auss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aussm.html</text:p>
          </table:table-cell>
          <table:table-cell office:value-type="string" calcext:value-type="string">
            <text:p>gaus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m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m.html</text:p>
          </table:table-cell>
          <table:table-cell office:value-type="string" calcext:value-type="string">
            <text:p>plot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1.27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v</text:p>
          </table:table-cell>
          <table:table-cell office:value-type="string" calcext:value-type="string">
            <text:p>1.14, 1.15, 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i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py.linalg.eig</text:p>
          </table:table-cell>
          <table:table-cell office:value-type="string" calcext:value-type="string">
            <text:p>1.14, 1.15, 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plot</text:p>
          </table:table-cell>
          <table:table-cell office:value-type="string" calcext:value-type="string">
            <text:p>1.15, 1.16, 1.18, 1.23, 1.26, 3_6, 3_7, 3_8, 3_13, 5_6b, 5_6c, 5_6d, 5_8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in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Inv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q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1.16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eng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.17, 1.26, 3_10, day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std</text:p>
          </table:table-cell>
          <table:table-cell office:value-type="string" calcext:value-type="string">
            <text:p>1.17, 1.20, 3_3, 3_4, 3_7, 3_8, 3_10, day4, 5_6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rror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errorbar</text:p>
          </table:table-cell>
          <table:table-cell office:value-type="string" calcext:value-type="string">
            <text:p>1.17, 1.20, 3_3, 3_4, 3_7, 3_10, day4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cond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zero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zeros</text:p>
          </table:table-cell>
          <table:table-cell office:value-type="string" calcext:value-type="string">
            <text:p>1.18, 1.19, 3_4, 3_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aplac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py.laplace_transform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hist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s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s.html</text:p>
          </table:table-cell>
          <table:table-cell office:value-type="string" calcext:value-type="string">
            <text:p>gend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4, 1.25, 1.26, 1.27, 3_4, day4, 5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m.html</text:p>
          </table:table-cell>
          <table:table-cell office:value-type="string" calcext:value-type="string">
            <text:p>parze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ridsiz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ridsiz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rid</text:p>
          </table:table-cell>
          <table:table-cell office:value-type="string" calcext:value-type="string">
            <text:p>1.22, 1.27, 3_8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u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.23, 1.24, 1.26, day2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.log</text:p>
          </table:table-cell>
          <table:table-cell office:value-type="string" calcext:value-type="string">
            <text:p>1.23, 1.24, 1.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4, 1.26, 3_3, 3_7, 3_10, 3_11, 3_12, 5_10, 5_11, 5_12, 5_13, 5_14, 5_15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m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zenml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kn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m.html</text:p>
          </table:table-cell>
          <table:table-cell office:value-type="string" calcext:value-type="string">
            <text:p>kn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xtractCla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q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qdc.html</text:p>
          </table:table-cell>
          <table:table-cell office:value-type="string" calcext:value-type="string">
            <text:p>q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9, 5_10, 5_11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te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estc.html</text:p>
          </table:table-cell>
          <table:table-cell office:value-type="string" calcext:value-type="string">
            <text:p>te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5, 3_7, 3_10, 5_3, 5_7, 5_8, 5_9, 5_10, 5_11, 5_12, 5_13, 5_14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rossva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cross_val_score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learning_curve</text:p>
          </table:table-cell>
          <table:table-cell office:value-type="string" calcext:value-type="string">
            <text:p>Day2, 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ro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/>
            <text:p>sklearn.metrics.roc_curve</text:p>
          </table:table-cell>
          <table:table-cell office:value-type="string" calcext:value-type="string">
            <text:p>day2, 5_6b, 5_6c, 5_6d, 5_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nova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scipy.stats import f_oneway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f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sklearn.neighbors import KernelDensity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gl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oglc.html</text:p>
          </table:table-cell>
          <table:table-cell office:value-type="string" calcext:value-type="string">
            <text:p>logl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c.html</text:p>
          </table:table-cell>
          <table:table-cell office:value-type="string" calcext:value-type="string">
            <text:p>parze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kn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c.html</text:p>
          </table:table-cell>
          <table:table-cell office:value-type="string" calcext:value-type="string">
            <text:p>kn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7, 3_10, 5_3, 5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c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c.html</text:p>
          </table:table-cell>
          <table:table-cell office:value-type="string" calcext:value-type="string">
            <text:p>plo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, 5_2, 5_3, 5_4, 5_5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dc.html</text:p>
          </table:table-cell>
          <table:table-cell office:value-type="string" calcext:value-type="string">
            <text:p>l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11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sher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c.html</text:p>
          </table:table-cell>
          <table:table-cell office:value-type="string" calcext:value-type="string">
            <text:p>fishe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0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b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Day2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nm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nmc.html</text:p>
          </table:table-cell>
          <table:table-cell office:value-type="string" calcext:value-type="string">
            <text:p>ln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8, 5_9, 5_10, 5_11, 5_12, 5_14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tree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reec.html</text:p>
          </table:table-cell>
          <table:table-cell office:value-type="string" calcext:value-type="string">
            <text:p>dectre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1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, read</text:p>
          </table:table-cell>
          <table:table-cell office:value-type="string" calcext:value-type="string">
            <text:p>3_1, 3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s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, 3_2, 3_3, 3_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d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2, 3_3, 3_6, 5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m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rwarni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rwarning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ca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cam.html</text:p>
          </table:table-cell>
          <table:table-cell office:value-type="string" calcext:value-type="string">
            <text:p>pc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6, 3_7, 3_8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3_7, 3_8, 3_10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on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ones</text:p>
          </table:table-cell>
          <table:table-cell office:value-type="string" calcext:value-type="string">
            <text:p>3_7, 3_8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<text:s/>show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how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sher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m.html</text:p>
          </table:table-cell>
          <table:table-cell office:value-type="string" calcext:value-type="string">
            <text:p>fish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9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ircles3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circles3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dist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distm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d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md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2, 3_13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n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om</text:p>
          </table:table-cell>
          <table:table-cell office:value-type="string" calcext:value-type="string">
            <text:p>3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ines5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ines5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otate3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l_toolkits.mplot3d import Axes3D</text:p>
          </table:table-cell>
          <table:table-cell office:value-type="string" calcext:value-type="string">
            <text:p>3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per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permutation</text:p>
          </table:table-cell>
          <table:table-cell office:value-type="string" calcext:value-type="string">
            <text:p>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n</text:p>
          </table:table-cell>
          <table:table-cell office:value-type="string" calcext:value-type="string">
            <text:p>5_1, 5_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m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m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, 5_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b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rb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, 5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getlabel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r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rrcoef(np.hstack((B,A)),rowvar=False)[0,1:]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o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ynew=y.sort(axis=1)</text:p>
            <text:p>indx=y.argsort(axis=1)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eatse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eatsel.html</text:p>
          </table:table-cell>
          <table:table-cell office:value-type="string" calcext:value-type="string">
            <text:p>feats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pri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prior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prio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@prdataset/getprior.html</text:p>
          </table:table-cell>
          <table:table-cell office:value-type="string" calcext:value-type="string">
            <text:p>getp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v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vc.html</text:p>
          </table:table-cell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4, 5_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().add_axes().bar()</text:p>
          </table:table-cell>
          <table:table-cell office:value-type="string" calcext:value-type="string">
            <text:p>5_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rox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roxm.html</text:p>
          </table:table-cell>
          <table:table-cell office:value-type="string" calcext:value-type="string">
            <text:p>prox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vc_kern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6c, 5_6d, 5_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irwise_k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c, 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mbine_kernel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s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s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bagging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baggingc.html</text:p>
          </table:table-cell>
          <table:table-cell office:value-type="string" calcext:value-type="string">
            <text:p>baggin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ump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tumpc.html</text:p>
          </table:table-cell>
          <table:table-cell office:value-type="string" calcext:value-type="string">
            <text:p>stum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weak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weak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6, 5_17, 5_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nam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cf().canvas.set_window_title()</text:p>
          </table:table-cell>
          <table:table-cell office:value-type="string" calcext:value-type="string">
            <text:p>5_16, 5_17, 5_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leva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cleval.html</text:p>
          </table:table-cell>
          <table:table-cell office:value-type="string" calcext:value-type="string">
            <text:p>cle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daboo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adaboostc.html</text:p>
          </table:table-cell>
          <table:table-cell office:value-type="string" calcext:value-type="string">
            <text:p>adaboo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regr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target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inearr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inearr.html</text:p>
          </table:table-cell>
          <table:table-cell office:value-type="string" calcext:value-type="string">
            <text:p>linea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epma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title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r.html</text:p>
          </table:table-cell>
          <table:table-cell office:value-type="string" calcext:value-type="string">
            <text:p>scatt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printf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office:value-type="string" calcext:value-type="string">
            <text:p>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 table:number-rows-repeated="104846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izem" table:style-name="ta3">
        <office:forms form:automatic-focus="false" form:apply-design-mode="false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" table:default-cell-style-name="ce36"/>
        <table:table-column table:style-name="co20" table:default-cell-style-name="ce36"/>
        <table:table-column table:style-name="co15" table:number-columns-repeated="1017" table:default-cell-style-name="ce36"/>
        <table:table-row table:style-name="ro10">
          <table:table-cell/>
          <table:table-cell table:style-name="ce37" office:value-type="string" calcext:value-type="string">
            <text:p>PRTools Matlab function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PRTools Python equivalent</text:p>
          </table:table-cell>
          <table:table-cell table:style-name="ce37" office:value-type="string" calcext:value-type="string">
            <text:p>Generic Matlab function</text:p>
          </table:table-cell>
          <table:table-cell table:style-name="ce37" office:value-type="string" calcext:value-type="string">
            <text:p>Generic Python equivalent</text:p>
          </table:table-cell>
          <table:table-cell table:style-name="ce37" office:value-type="string" calcext:value-type="string">
            <text:p>Used in exercise #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add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gen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()</text:p>
          </table:table-cell>
          <table:table-cell table:style-name="ce38" office:value-type="string" calcext:value-type="string">
            <text:p>randint(0,1)</text:p>
          </table:table-cell>
          <table:table-cell table:style-name="ce41" office:value-type="string" calcext:value-type="string">
            <text:p>1.2, 1.3, 1.9, 1.12, 3.11, 3.12, 5.1, 5.2, 5.12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dataset()</text:p>
          </table:table-cell>
          <table:table-cell table:style-name="ce39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38" office:value-type="string" calcext:value-type="string">
            <text:p>prdataset()</text:p>
          </table:table-cell>
          <table:table-cell table:style-name="ce38" table:number-columns-repeated="2"/>
          <table:table-cell table:style-name="ce41" office:value-type="string" calcext:value-type="string">
            <text:p>1.2, 1.9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lab()</text:p>
          </table:table-cell>
          <table:table-cell table:style-name="ce39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38" office:value-type="string" calcext:value-type="string">
            <text:p>genlab()</text:p>
          </table:table-cell>
          <table:table-cell table:style-name="ce38" table:number-columns-repeated="2"/>
          <table:table-cell table:style-name="ce41" office:value-type="string" calcext:value-type="string">
            <text:p>1.2, 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tlabels(),getlablist()</text:p>
          </table:table-cell>
          <table:table-cell table:style-name="ce39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1.1, 3.10, 5.3, 5.7, 5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eldat()</text:p>
          </table:table-cell>
          <table:table-cell table:style-name="ce39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38" office:value-type="string" calcext:value-type="string">
            <text:p>seldat()</text:p>
          </table:table-cell>
          <table:table-cell table:style-name="ce38" table:number-columns-repeated="2"/>
          <table:table-cell table:style-name="ce41" office:value-type="string" calcext:value-type="string">
            <text:p>1.1, 2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catterd()</text:p>
          </table:table-cell>
          <table:table-cell table:style-name="ce39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38" office:value-type="string" calcext:value-type="string">
            <text:p>scatterd()</text:p>
          </table:table-cell>
          <table:table-cell table:style-name="ce38" table:number-columns-repeated="2"/>
          <table:table-cell table:style-name="ce41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catterdui()</text:p>
          </table:table-cell>
          <table:table-cell table:style-name="ce39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5, 1.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b()</text:p>
          </table:table-cell>
          <table:table-cell table:style-name="ce39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38" office:value-type="string" calcext:value-type="string">
            <text:p>gendatb()</text:p>
          </table:table-cell>
          <table:table-cell table:style-name="ce38" table:number-columns-repeated="2"/>
          <table:table-cell table:style-name="ce41" office:value-type="string" calcext:value-type="string">
            <text:p>1.7, 1.10, 2.8, 2.15, 2.20, 5.1, 5.2, 5.5, 5.8, 5.9, 5.10, 5.15, 5.16, 5.18, 5.2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c()</text:p>
          </table:table-cell>
          <table:table-cell table:style-name="ce39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38" office:value-type="string" calcext:value-type="string">
            <text:p>gendatc()</text:p>
          </table:table-cell>
          <table:table-cell table:style-name="ce38" table:number-columns-repeated="2"/>
          <table:table-cell table:style-name="ce41" office:value-type="string" calcext:value-type="string">
            <text:p>1.7, 5.17, 5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d()</text:p>
          </table:table-cell>
          <table:table-cell table:style-name="ce39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38" office:value-type="string" calcext:value-type="string">
            <text:p>gendatd()</text:p>
          </table:table-cell>
          <table:table-cell table:style-name="ce38" table:number-columns-repeated="2"/>
          <table:table-cell table:style-name="ce41" office:value-type="string" calcext:value-type="string">
            <text:p>1.7, 3.2, 3.3, 3.6, 5.13, 5.14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h()</text:p>
          </table:table-cell>
          <table:table-cell table:style-name="ce39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38" office:value-type="string" calcext:value-type="string">
            <text:p>gendath()</text:p>
          </table:table-cell>
          <table:table-cell table:style-name="ce38" table:number-columns-repeated="2"/>
          <table:table-cell table:style-name="ce41" office:value-type="string" calcext:value-type="string">
            <text:p>1.7, 2.18, 5.16, 5.17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plotf()</text:p>
          </table:table-cell>
          <table:table-cell table:style-name="ce39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8, 2.5, 2.18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figure()</text:p>
          </table:table-cell>
          <table:table-cell table:style-name="ce38" office:value-type="string" calcext:value-type="string">
            <text:p>matplotlib.pyplot.figure()</text:p>
          </table:table-cell>
          <table:table-cell table:style-name="ce41" office:value-type="string" calcext:value-type="string">
            <text:p>1.8, 1.10, 1.19, 1.21, 1.27, 2.10, 2.18, 3.10, 3.12, 3.14, 5.1, 5.2, 5.3, 5.4, 5.5, 5.14, 5.15, 5.18, 5.20, 5.21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in()</text:p>
          </table:table-cell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ax()</text:p>
          </table:table-cell>
          <table:table-cell table:style-name="ce41" office:value-type="string" calcext:value-type="string">
            <text:p>1.9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etfeatlab()</text:p>
          </table:table-cell>
          <table:table-cell table:style-name="ce39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38" office:value-type="string" calcext:value-type="string">
            <text:p>prdataset.setdata()</text:p>
          </table:table-cell>
          <table:table-cell table:style-name="ce38" table:number-columns-repeated="2"/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k()</text:p>
          </table:table-cell>
          <table:table-cell table:style-name="ce39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p()</text:p>
          </table:table-cell>
          <table:table-cell table:style-name="ce39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office:value-type="string" calcext:value-type="string">
            <text:p>gauss(), gendatgauss()</text:p>
          </table:table-cell>
          <table:table-cell table:style-name="ce39" office:value-type="string" calcext:value-type="string">
            <text:p>http://prtools.tudelft.nl/prhtml/prtools/gendatgauss.html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1, 1.13, 1.14, 1.15, 1.16, 1.17, 1.18, 1.19, 1.20, 1.21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mean()</text:p>
          </table:table-cell>
          <table:table-cell table:style-name="ce38" office:value-type="string" calcext:value-type="string">
            <text:p>numpy.mean()</text:p>
          </table:table-cell>
          <table:table-cell table:style-name="ce41" office:value-type="string" calcext:value-type="string">
            <text:p>1.12, 1.17, 1.20, 2.18, 3.3, 3.4, 3.7, 3.8, 3.10, 4.14, 4.17, 5.22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hist()</text:p>
          </table:table-cell>
          <table:table-cell table:style-name="ce38" office:value-type="string" calcext:value-type="string">
            <text:p>matplotlib.pyplot.hist()</text:p>
          </table:table-cell>
          <table:table-cell table:style-name="ce41" office:value-type="string" calcext:value-type="string">
            <text:p>1.12, 1.2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var()</text:p>
          </table:table-cell>
          <table:table-cell table:style-name="ce38" office:value-type="string" calcext:value-type="string">
            <text:p>numpy.var()</text:p>
          </table:table-cell>
          <table:table-cell table:style-name="ce41" office:value-type="string" calcext:value-type="string">
            <text:p>1.12, 1.17, 3.7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aussm()</text:p>
          </table:table-cell>
          <table:table-cell table:style-name="ce39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38" office:value-type="string" calcext:value-type="string">
            <text:p>gaussm()</text:p>
          </table:table-cell>
          <table:table-cell table:style-name="ce38" table:number-columns-repeated="2"/>
          <table:table-cell table:style-name="ce41" office:value-type="string" calcext:value-type="string">
            <text:p>1.13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plotm()</text:p>
          </table:table-cell>
          <table:table-cell table:style-name="ce40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38" office:value-type="string" calcext:value-type="string">
            <text:p>plotm()</text:p>
          </table:table-cell>
          <table:table-cell table:style-name="ce38" table:number-columns-repeated="2"/>
          <table:table-cell table:style-name="ce41" office:value-type="string" calcext:value-type="string">
            <text:p>1.13, 1.22, 1.27, 2.1, 2.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v()</text:p>
          </table:table-cell>
          <table:table-cell table:style-name="ce38" office:value-type="string" calcext:value-type="string">
            <text:p>numpy.cov()</text:p>
          </table:table-cell>
          <table:table-cell table:style-name="ce41" office:value-type="string" calcext:value-type="string">
            <text:p>1.14, 1.15, 1.16, 1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eig()</text:p>
          </table:table-cell>
          <table:table-cell table:style-name="ce38" office:value-type="string" calcext:value-type="string">
            <text:p>numpy.linalg.eig()</text:p>
          </table:table-cell>
          <table:table-cell table:style-name="ce41" office:value-type="string" calcext:value-type="string">
            <text:p>1.14, 1.15, 1.1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plot()</text:p>
          </table:table-cell>
          <table:table-cell table:style-name="ce38" office:value-type="string" calcext:value-type="string">
            <text:p>matplotlib.pyplot.plot()</text:p>
          </table:table-cell>
          <table:table-cell table:style-name="ce41" office:value-type="string" calcext:value-type="string">
            <text:p>1.15, 1.16, 1.18, 1.23, 1.24, 1.26, 3.6, 3.7, 3.8, 3.13, 5.6, 5.8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inv()</text:p>
          </table:table-cell>
          <table:table-cell table:style-name="ce38" office:value-type="string" calcext:value-type="string">
            <text:p>numpy.linalg.inv()</text:p>
          </table:table-cell>
          <table:table-cell table:style-name="ce41" office:value-type="string" calcext:value-type="string">
            <text:p>1.1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qrt()</text:p>
          </table:table-cell>
          <table:table-cell table:style-name="ce41" office:value-type="string" calcext:value-type="string">
            <text:p>1.16, 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length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1.17, 1.23, 1.24, 1.26, 3.10, 4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errorbar()</text:p>
          </table:table-cell>
          <table:table-cell table:style-name="ce38" office:value-type="string" calcext:value-type="string">
            <text:p>matplotlib.pyplot.errorbar()</text:p>
          </table:table-cell>
          <table:table-cell table:style-name="ce41" office:value-type="string" calcext:value-type="string">
            <text:p>1.17, 1.20, 3.3, 3.4, 3.7, 3.10, 4.14, 4.1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nd()</text:p>
          </table:table-cell>
          <table:table-cell table:style-name="ce38" office:value-type="string" calcext:value-type="string">
            <text:p>numpy.linalg.cond()</text:p>
          </table:table-cell>
          <table:table-cell table:style-name="ce41" office:value-type="string" calcext:value-type="string">
            <text:p>1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zeros()</text:p>
          </table:table-cell>
          <table:table-cell table:style-name="ce38" office:value-type="string" calcext:value-type="string">
            <text:p>numpy.zeros()</text:p>
          </table:table-cell>
          <table:table-cell table:style-name="ce41" office:value-type="string" calcext:value-type="string">
            <text:p>1.18, 1.19, 3.4, 3.13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td()</text:p>
          </table:table-cell>
          <table:table-cell table:style-name="ce38" office:value-type="string" calcext:value-type="string">
            <text:p>numpy.std()</text:p>
          </table:table-cell>
          <table:table-cell table:style-name="ce41" office:value-type="string" calcext:value-type="string">
            <text:p>1.20, 3.3, 3.4, 3.7, 3.8, 3.10, 4.14, 4.17, 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aplace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hist2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dats()</text:p>
          </table:table-cell>
          <table:table-cell table:style-name="ce39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38" office:value-type="string" calcext:value-type="string">
            <text:p>gendats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, 1.27, 2.7, 2.10, 2.16, 4.14, 4.15, 5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m()</text:p>
          </table:table-cell>
          <table:table-cell table:style-name="ce39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38" office:value-type="string" calcext:value-type="string">
            <text:p>parzenm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ridsize()</text:p>
          </table:table-cell>
          <table:table-cell table:style-name="ce39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41" office:value-type="string" calcext:value-type="string">
            <text:p>- (plot fct takes as option gridsize)</text:p>
          </table:table-cell>
          <table:table-cell table:style-name="ce38" table:number-columns-repeated="2"/>
          <table:table-cell table:style-name="ce41" office:value-type="string" calcext:value-type="string">
            <text:p>1.22, 1.27, 5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aveas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1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2"/>
          <table:table-cell/>
          <table:table-cell table:number-columns-repeated="2" table:style-name="ce38" office:value-type="string" calcext:value-type="string">
            <text:p>sum()</text:p>
          </table:table-cell>
          <table:table-cell table:style-name="ce41" office:value-type="string" calcext:value-type="string">
            <text:p>1.23, 1.24, 1.26, 2.3, 2.18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2"/>
          <table:table-cell/>
          <table:table-cell table:style-name="ce38" office:value-type="string" calcext:value-type="string">
            <text:p>log()</text:p>
          </table:table-cell>
          <table:table-cell table:style-name="ce38" office:value-type="string" calcext:value-type="string">
            <text:p>math.log()</text:p>
          </table:table-cell>
          <table:table-cell table:style-name="ce41" office:value-type="string" calcext:value-type="string">
            <text:p>1.23, 1.24, 1.2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dat()</text:p>
          </table:table-cell>
          <table:table-cell table:style-name="ce39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38" office:value-type="string" calcext:value-type="string">
            <text:p>gendat()</text:p>
          </table:table-cell>
          <table:table-cell table:style-name="ce38" table:number-columns-repeated="2"/>
          <table:table-cell table:style-name="ce41" office:value-type="string" calcext:value-type="string">
            <text:p>1.24, 1.26, 3.3, 3.4, 3.7, 3.10, 5.10, 5.11, 5.12, 5.13, 5.14, 5.15, 5.16, 5.1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ml()</text:p>
          </table:table-cell>
          <table:table-cell table:style-name="ce39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2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nnm()</text:p>
          </table:table-cell>
          <table:table-cell table:style-name="ce39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38" office:value-type="string" calcext:value-type="string">
            <text:p>knnm()</text:p>
          </table:table-cell>
          <table:table-cell table:style-name="ce38" table:number-columns-repeated="2"/>
          <table:table-cell table:style-name="ce41" office:value-type="string" calcext:value-type="string">
            <text:p>1.2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lab()</text:p>
          </table:table-cell>
          <table:table-cell table:style-name="ce39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2.1, 2.3, 2.5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find()</text:p>
          </table:table-cell>
          <table:table-cell table:style-name="ce38" office:value-type="string" calcext:value-type="string">
            <text:p>numpy.nonzero()</text:p>
          </table:table-cell>
          <table:table-cell table:style-name="ce41" office:value-type="string" calcext:value-type="string">
            <text:p>2.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prior()</text:p>
          </table:table-cell>
          <table:table-cell table:style-name="ce39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38" office:value-type="string" calcext:value-type="string">
            <text:p>prdataset.getprior()</text:p>
          </table:table-cell>
          <table:table-cell table:style-name="ce38" table:number-columns-repeated="2"/>
          <table:table-cell table:style-name="ce41" office:value-type="string" calcext:value-type="string">
            <text:p>2.1, 5.3, 5.7, 5.11, 5.19, 5.20, 5.2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ize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2.1, 3.7, 3.8, 3.10, 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qdc()</text:p>
          </table:table-cell>
          <table:table-cell table:style-name="ce39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38" office:value-type="string" calcext:value-type="string">
            <text:p>qdc()</text:p>
          </table:table-cell>
          <table:table-cell table:style-name="ce38" table:number-columns-repeated="2"/>
          <table:table-cell table:style-name="ce41" office:value-type="string" calcext:value-type="string">
            <text:p>2.4, 2.8, 2.14, 2.15, 2.20, 5.3, 5.9, 5.10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testc()</text:p>
          </table:table-cell>
          <table:table-cell table:style-name="ce39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38" office:value-type="string" calcext:value-type="string">
            <text:p>testc()</text:p>
          </table:table-cell>
          <table:table-cell table:style-name="ce38" table:number-columns-repeated="2"/>
          <table:table-cell table:style-name="ce41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crossval()</text:p>
          </table:table-cell>
          <table:table-cell table:style-name="ce39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38" office:value-type="string" calcext:value-type="string">
            <text:p>prcrossval()</text:p>
          </table:table-cell>
          <table:table-cell table:style-name="ce38" table:number-columns-repeated="2"/>
          <table:table-cell table:style-name="ce41" office:value-type="string" calcext:value-type="string">
            <text:p>2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lote()</text:p>
          </table:table-cell>
          <table:table-cell table:style-name="ce39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17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roc()</text:p>
          </table:table-cell>
          <table:table-cell table:style-name="ce39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6, 5.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anova1()</text:p>
          </table:table-cell>
          <table:table-cell table:style-name="ce38" office:value-type="string" calcext:value-type="string">
            <text:p>scipy.stats.f_oneway()</text:p>
          </table:table-cell>
          <table:table-cell table:style-name="ce41" office:value-type="string" calcext:value-type="string">
            <text:p>2.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oglc()</text:p>
          </table:table-cell>
          <table:table-cell table:style-name="ce39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38" office:value-type="string" calcext:value-type="string">
            <text:p>loglc()</text:p>
          </table:table-cell>
          <table:table-cell table:style-name="ce38" table:number-columns-repeated="2"/>
          <table:table-cell table:style-name="ce41" office:value-type="string" calcext:value-type="string">
            <text:p>2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c()</text:p>
          </table:table-cell>
          <table:table-cell table:style-name="ce39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38" office:value-type="string" calcext:value-type="string">
            <text:p>parzenc() </text:p>
          </table:table-cell>
          <table:table-cell table:style-name="ce38" table:number-columns-repeated="2"/>
          <table:table-cell table:style-name="ce41" office:value-type="string" calcext:value-type="string">
            <text:p>2.8, 2.2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nnc()</text:p>
          </table:table-cell>
          <table:table-cell table:style-name="ce39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38" office:value-type="string" calcext:value-type="string">
            <text:p>knnc()</text:p>
          </table:table-cell>
          <table:table-cell table:style-name="ce38" table:number-columns-repeated="2"/>
          <table:table-cell table:style-name="ce41" office:value-type="string" calcext:value-type="string">
            <text:p>2.8, 2.10, 2.20, 3.3, 3.4, 3.7, 3.10, 5.3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lotc()</text:p>
          </table:table-cell>
          <table:table-cell table:style-name="ce39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38" office:value-type="string" calcext:value-type="string">
            <text:p>plotc()</text:p>
          </table:table-cell>
          <table:table-cell table:style-name="ce38" table:number-columns-repeated="2"/>
          <table:table-cell table:style-name="ce41" office:value-type="string" calcext:value-type="string">
            <text:p>2.8, 2.14, 2.15, 2.16, 2.17, 2.18, 2.19, 2.20, 5.1, 5.2, 5.3, 5.4, 5.5, 5.14, 5.15, 5.16, 5.1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dc()</text:p>
          </table:table-cell>
          <table:table-cell table:style-name="ce39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38" office:value-type="string" calcext:value-type="string">
            <text:p>ldc()</text:p>
          </table:table-cell>
          <table:table-cell table:style-name="ce38" table:number-columns-repeated="2"/>
          <table:table-cell table:style-name="ce41" office:value-type="string" calcext:value-type="string">
            <text:p>2.14, 2.15, 2.17, 2.20, 5.3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isherc()</text:p>
          </table:table-cell>
          <table:table-cell table:style-name="ce39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38" office:value-type="string" calcext:value-type="string">
            <text:p>fisherc()</text:p>
          </table:table-cell>
          <table:table-cell table:style-name="ce38" table:number-columns-repeated="2"/>
          <table:table-cell table:style-name="ce41" office:value-type="string" calcext:value-type="string">
            <text:p>2.16, 2.18, 2.20, 5.8, 5.9, 5.10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abs()</text:p>
          </table:table-cell>
          <table:table-cell table:style-name="ce41" office:value-type="string" calcext:value-type="string">
            <text:p>2.18, 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nmc()</text:p>
          </table:table-cell>
          <table:table-cell table:style-name="ce39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38" office:value-type="string" calcext:value-type="string">
            <text:p>nmc()</text:p>
          </table:table-cell>
          <table:table-cell table:style-name="ce38" table:number-columns-repeated="2"/>
          <table:table-cell table:style-name="ce41" office:value-type="string" calcext:value-type="string">
            <text:p>2.18, 2.20, 5.3, 5.8, 5.9, 5.10, 5.11, 5.12, 5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treec()</text:p>
          </table:table-cell>
          <table:table-cell table:style-name="ce39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38" office:value-type="string" calcext:value-type="string">
            <text:p>dectreec()</text:p>
          </table:table-cell>
          <table:table-cell table:style-name="ce38" table:number-columns-repeated="2"/>
          <table:table-cell table:style-name="ce41" office:value-type="string" calcext:value-type="string">
            <text:p>2.19, 2.20, 5.11, 5.1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load()</text:p>
          </table:table-cell>
          <table:table-cell table:style-name="ce38" office:value-type="string" calcext:value-type="string">
            <text:p>read()</text:p>
          </table:table-cell>
          <table:table-cell table:style-name="ce41" office:value-type="string" calcext:value-type="string">
            <text:p>3.1, 3.4, 3.5, 3.7, 3.8, 3.10, 3.12, 3.13, 3.14, 4.1, 4.16, 4.17, 5.3, 5.6, 5.7</text:p>
          </table:table-cell>
          <table:table-cell table:number-columns-repeated="1017"/>
        </table:table-row>
        <table:table-row table:style-name="ro10">
          <table:table-cell/>
          <table:table-cell table:style-name="ce38" office:value-type="string" calcext:value-type="string">
            <text:p>fsel(), featseli()</text:p>
          </table:table-cell>
          <table:table-cell table:style-name="ce39" office:value-type="string" calcext:value-type="string">
            <text:p>http://prtools.tudelft.nl/prhtml/prtools/featseli.html</text:p>
          </table:table-cell>
          <table:table-cell table:style-name="ce38" office:value-type="string" calcext:value-type="string">
            <text:p>featseli()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f()</text:p>
          </table:table-cell>
          <table:table-cell table:style-name="ce39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38" office:value-type="string" calcext:value-type="string">
            <text:p>featself()</text:p>
          </table:table-cell>
          <table:table-cell table:style-name="ce38" table:number-columns-repeated="2"/>
          <table:table-cell table:style-name="ce41" office:value-type="string" calcext:value-type="string">
            <text:p>3.1, 3.2, 3.3, 3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b()</text:p>
          </table:table-cell>
          <table:table-cell table:style-name="ce39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38" office:value-type="string" calcext:value-type="string">
            <text:p>featselb()</text:p>
          </table:table-cell>
          <table:table-cell table:style-name="ce38" table:number-columns-repeated="2"/>
          <table:table-cell table:style-name="ce41" office:value-type="string" calcext:value-type="string">
            <text:p>3.1, 3.2, 3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lr()</text:p>
          </table:table-cell>
          <table:table-cell table:style-name="ce39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o()</text:p>
          </table:table-cell>
          <table:table-cell table:style-name="ce39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warning()</text:p>
          </table:table-cell>
          <table:table-cell table:style-name="ce39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ca(), pcam()</text:p>
          </table:table-cell>
          <table:table-cell table:style-name="ce39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38" office:value-type="string" calcext:value-type="string">
            <text:p>pcam()</text:p>
          </table:table-cell>
          <table:table-cell table:style-name="ce38" table:number-columns-repeated="2"/>
          <table:table-cell table:style-name="ce41" office:value-type="string" calcext:value-type="string">
            <text:p>3.6, 3.7, 3.8, 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ones()</text:p>
          </table:table-cell>
          <table:table-cell table:style-name="ce38" office:value-type="string" calcext:value-type="string">
            <text:p>numpy.ones()</text:p>
          </table:table-cell>
          <table:table-cell table:style-name="ce41" office:value-type="string" calcext:value-type="string">
            <text:p>3.7, 3.8, 3.10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how()</text:p>
          </table:table-cell>
          <table:table-cell table:style-name="ce38" office:value-type="string" calcext:value-type="string">
            <text:p>matplotlib.pyplot.show()</text:p>
          </table:table-cell>
          <table:table-cell table:style-name="ce41" office:value-type="string" calcext:value-type="string">
            <text:p>3.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isherm()</text:p>
          </table:table-cell>
          <table:table-cell table:style-name="ce39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38" office:value-type="string" calcext:value-type="string">
            <text:p>fisherm()</text:p>
          </table:table-cell>
          <table:table-cell table:style-name="ce38" table:number-columns-repeated="2"/>
          <table:table-cell table:style-name="ce41" office:value-type="string" calcext:value-type="string">
            <text:p>3.9, 3.1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ircles3d()</text:p>
          </table:table-cell>
          <table:table-cell table:style-name="ce39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38" office:value-type="string" calcext:value-type="string">
            <text:p>?boomerangs()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mds()</text:p>
          </table:table-cell>
          <table:table-cell table:style-name="ce39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, 3.12, 3.13, 3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distm()</text:p>
          </table:table-cell>
          <table:table-cell table:style-name="ce39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scipy.spatial.distance_matrix()</text:p>
          </table:table-cell>
          <table:table-cell table:style-name="ce41" office:value-type="string" calcext:value-type="string">
            <text:p>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ng()</text:p>
          </table:table-cell>
          <table:table-cell table:style-name="ce38" office:value-type="string" calcext:value-type="string">
            <text:p>seed()</text:p>
          </table:table-cell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ines5d()</text:p>
          </table:table-cell>
          <table:table-cell table:style-name="ce39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otate3d()</text:p>
          </table:table-cell>
          <table:table-cell table:style-name="ce38" office:value-type="string" calcext:value-type="string">
            <text:p>mpl_toolkits.mplot3d.Axes3D()</text:p>
          </table:table-cell>
          <table:table-cell table:style-name="ce41" office:value-type="string" calcext:value-type="string">
            <text:p>3.1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perm()</text:p>
          </table:table-cell>
          <table:table-cell table:style-name="ce38" office:value-type="string" calcext:value-type="string">
            <text:p>numpy.random.permutation()</text:p>
          </table:table-cell>
          <table:table-cell table:style-name="ce41" office:value-type="string" calcext:value-type="string">
            <text:p>3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interactclust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4.2, 4.3, 4.4, 4.5, 4.6, 4.7, 4.11, 4.12, 4.13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mclust(), prkmeans()</text:p>
          </table:table-cell>
          <table:table-cell table:style-name="ce39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38" office:value-type="string" calcext:value-type="string">
            <text:p>prkmeans()</text:p>
          </table:table-cell>
          <table:table-cell table:style-name="ce38" table:number-columns-repeated="2"/>
          <table:table-cell table:style-name="ce41" office:value-type="string" calcext:value-type="string">
            <text:p>4.8, 4.9, 4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hdb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38" office:value-type="string" calcext:value-type="string">
            <text:p>dbi()</text:p>
          </table:table-cell>
          <table:table-cell table:style-name="ce38" table:number-columns-repeated="2"/>
          <table:table-cell table:style-name="ce41" office:value-type="string" calcext:value-type="string">
            <text:p>4.1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e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38" office:value-type="string" calcext:value-type="string">
            <text:p>mog(), mogc()</text:p>
          </table:table-cell>
          <table:table-cell table:style-name="ce38" table:number-columns-repeated="2"/>
          <table:table-cell table:style-name="ce41" office:value-type="string" calcext:value-type="string">
            <text:p>4.1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n()</text:p>
          </table:table-cell>
          <table:table-cell table:style-name="ce38" office:value-type="string" calcext:value-type="string">
            <text:p>numpy.random.randn()</text:p>
          </table:table-cell>
          <table:table-cell table:style-name="ce41" office:value-type="string" calcext:value-type="string">
            <text:p>5.1, 5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mnc()</text:p>
          </table:table-cell>
          <table:table-cell table:style-name="ce39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, 5.3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rbnc()</text:p>
          </table:table-cell>
          <table:table-cell table:style-name="ce39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38" table:number-columns-repeated="3"/>
          <table:table-cell table:style-name="ce41" office:value-type="string" calcext:value-type="string">
            <text:p>5.2, 5.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rr()</text:p>
          </table:table-cell>
          <table:table-cell table:style-name="ce38" office:value-type="string" calcext:value-type="string">
            <text:p>pandas.DataFrame.corr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ort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eatsel()</text:p>
          </table:table-cell>
          <table:table-cell table:style-name="ce39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3, 5.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k()</text:p>
          </table:table-cell>
          <table:table-cell table:style-name="ce38" office:value-type="string" calcext:value-type="string">
            <text:p>numpy.linalg.matrix_rank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etprior()</text:p>
          </table:table-cell>
          <table:table-cell table:style-name="ce39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38" office:value-type="string" calcext:value-type="string">
            <text:p>prdataset.prior()</text:p>
          </table:table-cell>
          <table:table-cell table:style-name="ce38" table:number-columns-repeated="2"/>
          <table:table-cell table:style-name="ce41" office:value-type="string" calcext:value-type="string">
            <text:p>5.3, 5.7, 5.11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vc()</text:p>
          </table:table-cell>
          <table:table-cell table:style-name="ce39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38" office:value-type="string" calcext:value-type="string">
            <text:p>svc()</text:p>
          </table:table-cell>
          <table:table-cell table:style-name="ce38" table:number-columns-repeated="2"/>
          <table:table-cell table:style-name="ce41" office:value-type="string" calcext:value-type="string">
            <text:p>5.4, 5.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bar()</text:p>
          </table:table-cell>
          <table:table-cell table:style-name="ce38" office:value-type="string" calcext:value-type="string">
            <text:p>matplotlib.pyplot.bar()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mpath()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oxm()</text:p>
          </table:table-cell>
          <table:table-cell table:style-name="ce39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38" office:value-type="string" calcext:value-type="string">
            <text:p>proxm()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vc_kernel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irwise_k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ombine_kernel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sc()</text:p>
          </table:table-cell>
          <table:table-cell table:style-name="ce39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9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baggingc()</text:p>
          </table:table-cell>
          <table:table-cell table:style-name="ce39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38" office:value-type="string" calcext:value-type="string">
            <text:p>baggingc()</text:p>
          </table:table-cell>
          <table:table-cell table:style-name="ce38" table:number-columns-repeated="2"/>
          <table:table-cell table:style-name="ce41" office:value-type="string" calcext:value-type="string">
            <text:p>5.13, 5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tumpc()</text:p>
          </table:table-cell>
          <table:table-cell table:style-name="ce39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38" office:value-type="string" calcext:value-type="string">
            <text:p>stumpc()</text:p>
          </table:table-cell>
          <table:table-cell table:style-name="ce38" table:number-columns-repeated="2"/>
          <table:table-cell table:style-name="ce41" office:value-type="string" calcext:value-type="string">
            <text:p>5.1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weakc()</text:p>
          </table:table-cell>
          <table:table-cell table:style-name="ce39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etName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leval()</text:p>
          </table:table-cell>
          <table:table-cell table:style-name="ce39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38" office:value-type="string" calcext:value-type="string">
            <text:p>cleval()</text:p>
          </table:table-cell>
          <table:table-cell table:style-name="ce38" table:number-columns-repeated="2"/>
          <table:table-cell table:style-name="ce41" office:value-type="string" calcext:value-type="string">
            <text:p>5.17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adaboostc()</text:p>
          </table:table-cell>
          <table:table-cell table:style-name="ce39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38" office:value-type="string" calcext:value-type="string">
            <text:p>adaboostc()</text:p>
          </table:table-cell>
          <table:table-cell table:style-name="ce38" table:number-columns-repeated="2"/>
          <table:table-cell table:style-name="ce41" office:value-type="string" calcext:value-type="string">
            <text:p>5.1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regre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38" office:value-type="string" calcext:value-type="string">
            <text:p>gendat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target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inearr()</text:p>
          </table:table-cell>
          <table:table-cell table:style-name="ce39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38" office:value-type="string" calcext:value-type="string">
            <text:p>linea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epmat()</text:p>
          </table:table-cell>
          <table:table-cell table:style-name="ce38" office:value-type="string" calcext:value-type="string">
            <text:p>numpy.matlib.repmat()</text:p>
          </table:table-cell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catterr()</text:p>
          </table:table-cell>
          <table:table-cell table:style-name="ce39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38" office:value-type="string" calcext:value-type="string">
            <text:p>scatte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mc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10" table:number-rows-repeated="83">
          <table:table-cell/>
          <table:table-cell table:style-name="ce38" table:number-columns-repeated="5"/>
          <table:table-cell table:style-name="ce41"/>
          <table:table-cell table:number-columns-repeated="1017"/>
        </table:table-row>
        <table:table-row table:style-name="ro10" table:number-rows-repeated="8">
          <table:table-cell/>
          <table:table-cell table:style-name="ce38" table:number-columns-repeated="5"/>
          <table:table-cell table:number-columns-repeated="1018"/>
        </table:table-row>
        <table:table-row table:style-name="ro10" table:number-rows-repeated="104836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22:27.84025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izem" style:display-name="PageStyle_Giz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tools_20_Overview_20_Merged" style:display-name="PageStyle_Prtools Overview Merg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nçalo" style:display-name="PageStyle_Gonçal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1-07-12T21:51:15</meta:creation-date>
    <dc:date>2021-07-31T17:07:46.425558343</dc:date>
    <meta:generator>LibreOffice/6.4.7.2$Linux_X86_64 LibreOffice_project/40$Build-2</meta:generator>
    <meta:editing-duration>P5DT25M53S</meta:editing-duration>
    <meta:editing-cycles>5</meta:editing-cycles>
    <meta:document-statistic meta:table-count="3" meta:cell-count="17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29f4804-9ab0-4527-a877-f7a87100f5fc_ActionId" meta:value-type="string">ed49b620-e1e2-4025-910f-226db867487b</meta:user-defined>
    <meta:user-defined meta:name="MSIP_Label_b29f4804-9ab0-4527-a877-f7a87100f5fc_ContentBits" meta:value-type="string">0</meta:user-defined>
    <meta:user-defined meta:name="MSIP_Label_b29f4804-9ab0-4527-a877-f7a87100f5fc_Enabled" meta:value-type="string">true</meta:user-defined>
    <meta:user-defined meta:name="MSIP_Label_b29f4804-9ab0-4527-a877-f7a87100f5fc_Method" meta:value-type="string">Standard</meta:user-defined>
    <meta:user-defined meta:name="MSIP_Label_b29f4804-9ab0-4527-a877-f7a87100f5fc_Name" meta:value-type="string">General</meta:user-defined>
    <meta:user-defined meta:name="MSIP_Label_b29f4804-9ab0-4527-a877-f7a87100f5fc_SetDate" meta:value-type="string">2021-07-12T21:51:16Z</meta:user-defined>
    <meta:user-defined meta:name="MSIP_Label_b29f4804-9ab0-4527-a877-f7a87100f5fc_SiteId" meta:value-type="string">7a5561df-6599-4898-8a20-cce41db3b44f</meta:user-defined>
    <meta:user-defined meta:name="ScaleCrop" meta:value-type="boolean">false</meta:user-defined>
    <meta:user-defined meta:name="ShareDoc" meta:value-type="boolean">false</meta:user-defined>
  </office:meta>
</office:document-meta>
</file>